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Preformatted_20_Text" style:list-style-name="L21"/>
    <style:style style:name="P4" style:family="paragraph" style:parent-style-name="Preformatted_20_Text" style:list-style-name="L23"/>
    <style:style style:name="P5" style:family="paragraph" style:parent-style-name="Preformatted_20_Text" style:list-style-name="L24"/>
    <style:style style:name="P6" style:family="paragraph" style:parent-style-name="Preformatted_20_Text" style:list-style-name="L25"/>
    <style:style style:name="P7" style:family="paragraph" style:parent-style-name="Preformatted_20_Text" style:list-style-name="L30"/>
    <style:style style:name="P8" style:family="paragraph" style:parent-style-name="Preformatted_20_Text" style:list-style-name="L31"/>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9">
      <style:paragraph-properties fo:margin-top="0in" fo:margin-bottom="0in" style:contextual-spacing="false"/>
    </style:style>
    <style:style style:name="P17" style:family="paragraph" style:parent-style-name="Text_20_body" style:list-style-name="L10">
      <style:paragraph-properties fo:margin-top="0in" fo:margin-bottom="0in" style:contextual-spacing="false"/>
    </style:style>
    <style:style style:name="P18" style:family="paragraph" style:parent-style-name="Text_20_body" style:list-style-name="L12">
      <style:paragraph-properties fo:margin-top="0in" fo:margin-bottom="0in" style:contextual-spacing="false"/>
    </style:style>
    <style:style style:name="P19" style:family="paragraph" style:parent-style-name="Text_20_body" style:list-style-name="L13">
      <style:paragraph-properties fo:margin-top="0in" fo:margin-bottom="0in" style:contextual-spacing="false"/>
    </style:style>
    <style:style style:name="P20" style:family="paragraph" style:parent-style-name="Text_20_body" style:list-style-name="L14">
      <style:paragraph-properties fo:margin-top="0in" fo:margin-bottom="0in" style:contextual-spacing="false"/>
    </style:style>
    <style:style style:name="P21" style:family="paragraph" style:parent-style-name="Text_20_body" style:list-style-name="L15">
      <style:paragraph-properties fo:margin-top="0in" fo:margin-bottom="0in" style:contextual-spacing="false"/>
    </style:style>
    <style:style style:name="P22" style:family="paragraph" style:parent-style-name="Text_20_body" style:list-style-name="L16">
      <style:paragraph-properties fo:margin-top="0in" fo:margin-bottom="0in" style:contextual-spacing="false"/>
    </style:style>
    <style:style style:name="P23" style:family="paragraph" style:parent-style-name="Text_20_body" style:list-style-name="L17">
      <style:paragraph-properties fo:margin-top="0in" fo:margin-bottom="0in" style:contextual-spacing="false"/>
    </style:style>
    <style:style style:name="P24" style:family="paragraph" style:parent-style-name="Text_20_body" style:list-style-name="L18"/>
    <style:style style:name="P25" style:family="paragraph" style:parent-style-name="Text_20_body" style:list-style-name="L19">
      <style:paragraph-properties fo:margin-top="0in" fo:margin-bottom="0in" style:contextual-spacing="false"/>
    </style:style>
    <style:style style:name="P26" style:family="paragraph" style:parent-style-name="Text_20_body" style:list-style-name="L20">
      <style:paragraph-properties fo:margin-top="0in" fo:margin-bottom="0in" style:contextual-spacing="false"/>
    </style:style>
    <style:style style:name="P27" style:family="paragraph" style:parent-style-name="Text_20_body" style:list-style-name="L21"/>
    <style:style style:name="P28" style:family="paragraph" style:parent-style-name="Text_20_body" style:list-style-name="L22">
      <style:paragraph-properties fo:margin-top="0in" fo:margin-bottom="0in" style:contextual-spacing="false"/>
    </style:style>
    <style:style style:name="P29" style:family="paragraph" style:parent-style-name="Text_20_body" style:list-style-name="L23"/>
    <style:style style:name="P30" style:family="paragraph" style:parent-style-name="Text_20_body" style:list-style-name="L24"/>
    <style:style style:name="P31" style:family="paragraph" style:parent-style-name="Text_20_body" style:list-style-name="L25"/>
    <style:style style:name="P32" style:family="paragraph" style:parent-style-name="Text_20_body" style:list-style-name="L26">
      <style:paragraph-properties fo:margin-top="0in" fo:margin-bottom="0in" style:contextual-spacing="false"/>
    </style:style>
    <style:style style:name="P33" style:family="paragraph" style:parent-style-name="Text_20_body" style:list-style-name="L27">
      <style:paragraph-properties fo:margin-top="0in" fo:margin-bottom="0in" style:contextual-spacing="false"/>
    </style:style>
    <style:style style:name="P34" style:family="paragraph" style:parent-style-name="Text_20_body" style:list-style-name="L28">
      <style:paragraph-properties fo:margin-top="0in" fo:margin-bottom="0in" style:contextual-spacing="false"/>
    </style:style>
    <style:style style:name="P35" style:family="paragraph" style:parent-style-name="Text_20_body" style:list-style-name="L29">
      <style:paragraph-properties fo:margin-top="0in" fo:margin-bottom="0in" style:contextual-spacing="false"/>
    </style:style>
    <style:style style:name="P36" style:family="paragraph" style:parent-style-name="Text_20_body" style:list-style-name="L30"/>
    <style:style style:name="P37" style:family="paragraph" style:parent-style-name="Text_20_body" style:list-style-name="L31"/>
    <style:style style:name="P38" style:family="paragraph" style:parent-style-name="Text_20_body" style:list-style-name="L32"/>
    <style:style style:name="P39" style:family="paragraph" style:parent-style-name="Text_20_body" style:list-style-name="L33">
      <style:paragraph-properties fo:margin-top="0in" fo:margin-bottom="0in" style:contextual-spacing="false"/>
    </style:style>
    <style:style style:name="P40" style:family="paragraph" style:parent-style-name="Text_20_body" style:list-style-name="L34">
      <style:paragraph-properties fo:margin-top="0in" fo:margin-bottom="0in" style:contextual-spacing="false"/>
    </style:style>
    <style:style style:name="P41" style:family="paragraph" style:parent-style-name="Text_20_body" style:list-style-name="L35">
      <style:paragraph-properties fo:margin-top="0in" fo:margin-bottom="0in" style:contextual-spacing="false"/>
    </style:style>
    <style:style style:name="P42" style:family="paragraph" style:parent-style-name="Text_20_body" style:list-style-name="L36">
      <style:paragraph-properties fo:margin-top="0in" fo:margin-bottom="0in" style:contextual-spacing="false"/>
    </style:style>
    <style:style style:name="P43" style:family="paragraph" style:parent-style-name="Text_20_body" style:list-style-name="L37">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getting-started-with-podman"/>Getting Started with Podman<text:bookmark-end text:name="getting-started-with-podman"/></text:h>
      <text:h text:style-name="Heading_20_2" text:outline-level="2"><text:bookmark-start text:name="introduction"/>Introduction<text:bookmark-end text:name="introduction"/></text:h>
      <text:h text:style-name="Heading_20_3" text:outline-level="3"><text:bookmark-start text:name="understanding-containerization-and-podman"/>Understanding Containerization and Podman<text:bookmark-end text:name="understanding-containerization-and-podman"/></text:h>
      <text:h text:style-name="Heading_20_4" text:outline-level="4"><text:bookmark-start text:name="containerization"/>Containerization<text:bookmark-end text:name="containerization"/></text:h>
      <text:p text:style-name="First_20_paragraph">At its core, <text:span text:style-name="T1">containerization</text:span> is a method of packaging an application and all its dependencies—such as libraries, frameworks, and configuration files—into a single, isolated unit called a container. Think of it like this: if you were to move your entire office to a new location, instead of packing individual desks, chairs, and computers separately, you'd put each complete workstation into its own self-contained, portable box. This box would have everything needed for that workstation to function immediately upon arrival.</text:p>
      <text:p text:style-name="Text_20_body">The key benefits of containerization are:</text:p>
      <text:list xml:id="list3534117190" text:style-name="L12">
        <text:list-item>
          <text:p text:style-name="P18"><text:span text:style-name="T1">Consistency</text:span>: Applications run the same way regardless of the environment (your laptop, a development server, a production server). This eliminates the classic "it works on my machine!" problem.</text:p>
        </text:list-item>
        <text:list-item>
          <text:p text:style-name="P18"><text:span text:style-name="T1">Isolation</text:span>: Containers isolate applications from each other and from the host system, preventing conflicts and improving security.</text:p>
        </text:list-item>
        <text:list-item>
          <text:p text:style-name="P18"><text:span text:style-name="T1">Portability</text:span>: A container can be easily moved and run on any compatible system.</text:p>
        </text:list-item>
      </text:list>
      <text:p text:style-name="First_20_paragraph">Now, how does this differ from <text:span text:style-name="T1">Virtual Machines (VMs)</text:span>? A VM virtualizes an entire operating system, including its kernel, on top of your host system. It's like having a separate, complete computer running inside your computer. Containers, on the other hand, share the host system's kernel. This makes containers much lighter, faster to start, and more efficient in resource usage compared to VMs. They only package the application and its specific dependencies, not an entire OS.</text:p>
      <text:p text:style-name="Text_20_body">The <text:span text:style-name="T1">OCI (Open Container Initiative)</text:span> container is essentially a standardized format for these isolated application packages. It ensures that containers created with one tool (like Podman) can be run by another OCI-compliant tool. It's the "standard box" for our analogy.</text:p>
      <text:h text:style-name="Heading_20_4" text:outline-level="4"><text:bookmark-start text:name="podman-and-daemonless-architecture"/>Podman and Daemonless Architecture<text:bookmark-end text:name="podman-and-daemonless-architecture"/></text:h>
      <text:p text:style-name="First_20_paragraph">Now that we've covered containers, let's look at <text:span text:style-name="T1">Podman</text:span>. While Docker is perhaps the most well-known containerization tool, it traditionally relies on a long-running background service called a "daemon" (the <text:span text:style-name="Source_5f_Text">dockerd</text:span> process). This daemon manages all container operations.</text:p>
      <text:p text:style-name="Text_20_body"><text:span text:style-name="T1">Podman's key differentiator is its "daemonless" architecture</text:span>. This means Podman does not require a central, continuously running background process to manage containers. When you execute a Podman command, it directly interacts with the Linux kernel and container runtimes (like runc or crun) to perform the requested action. Once the command finishes, Podman exits.</text:p>
      <text:p text:style-name="Text_20_body"><text:soft-page-break/>This daemonless design offers several significant advantages, especially for system administrators managing servers:</text:p>
      <text:list xml:id="list1021108412" text:style-name="L13">
        <text:list-item>
          <text:p text:style-name="P19"><text:span text:style-name="T1">Enhanced Security</text:span>: Without a single root daemon controlling all operations, the attack surface is reduced. Containers can be run as regular, unprivileged users, limiting potential damage if a container were to be compromised. This is a huge benefit for server security.</text:p>
        </text:list-item>
        <text:list-item>
          <text:p text:style-name="P19"><text:span text:style-name="T1">Simplified Management</text:span>: There's no daemon to troubleshoot, restart, or monitor. Commands are executed directly, making the behavior more predictable and often easier to debug.</text:p>
        </text:list-item>
        <text:list-item>
          <text:p text:style-name="P19"><text:span text:style-name="T1">Resource Efficiency</text:span>: No persistent daemon means fewer background processes consuming system resources when containers are not actively running.</text:p>
        </text:list-item>
        <text:list-item>
          <text:p text:style-name="P19"><text:span text:style-name="T1">Integration with Systemd</text:span>: Podman integrates very well with <text:span text:style-name="Source_5f_Text">systemd</text:span> (the init system used by many Linux distributions). You can generate <text:span text:style-name="Source_5f_Text">systemd</text:span> unit files directly from Podman containers or pods, allowing for robust and standard service management.</text:p>
        </text:list-item>
      </text:list>
      <text:p text:style-name="First_20_paragraph">In essence, Podman provides all the functionality you need to build, run, and manage containers, but in a more lightweight, secure, and flexible way, perfectly suited for server environments where stability and security are paramount. It feels very much like a native Linux command-line tool.</text:p>
      <text:h text:style-name="Heading_20_4" text:outline-level="4"><text:bookmark-start text:name="the-concept-of-pods-in-podman"/>The Concept of Pods in Podman<text:bookmark-end text:name="the-concept-of-pods-in-podman"/></text:h>
      <text:p text:style-name="First_20_paragraph">While individual containers are powerful, sometimes you have applications that are composed of several tightly coupled services. For instance, a web application might consist of a front-end web server, a back-end API service, and a database. These components often need to share resources or communicate directly.</text:p>
      <text:p text:style-name="Text_20_body">This is where the concept of a <text:span text:style-name="T1">"pod"</text:span> comes in. In Podman, a pod is a group of one or more containers that share resources, such as network namespaces, storage volumes, and process IDs. This means that all containers within a pod can communicate with each other via <text:span text:style-name="Source_5f_Text">localhost</text:span>, share storage, and are managed as a single unit.</text:p>
      <text:p text:style-name="Text_20_body">The idea of pods originated from <text:span text:style-name="T1">Kubernetes</text:span>, an open-source system for automating deployment, scaling, and management of containerized applications. Podman's inclusion of pod functionality makes it an excellent tool for local development and testing of multi-container applications that will eventually be deployed to a Kubernetes cluster. It provides a consistent environment from your local machine (or server) to the production orchestrator.</text:p>
      <text:p text:style-name="Text_20_body">For a system administrator, managing services within pods offers several advantages:</text:p>
      <text:list xml:id="list1837144850" text:style-name="L14">
        <text:list-item>
          <text:p text:style-name="P20"><text:span text:style-name="T1">Simplified Management</text:span>: You can start, stop, or remove an entire application stack with a single command on the pod, rather than managing each individual container.</text:p>
        </text:list-item>
        <text:list-item>
          <text:p text:style-name="P20"><text:span text:style-name="T1">Resource Sharing</text:span>: Containers within a pod can efficiently share resources, which can lead to better performance and reduced overhead for tightly integrated services.</text:p>
        </text:list-item>
        <text:list-item>
          <text:p text:style-name="P20"><text:span text:style-name="T1">Logical Grouping</text:span>: It provides a clear logical grouping for related components of an application, making it easier to understand and operate complex deployments.</text:p>
        </text:list-item>
      </text:list>
      <text:p text:style-name="First_20_paragraph">So, when you think of a pod in Podman, envision a self-contained environment for a set of co-<text:soft-page-break/>located, co-managed containers that need to work closely together.</text:p>
      <text:h text:style-name="Heading_20_2" text:outline-level="2"><text:bookmark-start text:name="installing-podman"/>Installing Podman<text:bookmark-end text:name="installing-podman"/></text:h>
      <text:p text:style-name="First_20_paragraph">Since we're assuming an Debian-based Linux server environment with command-line tools only, the installation process for Podman is straightforward using the apt package manager.</text:p>
      <text:p text:style-name="Text_20_body">First, it's always good practice to ensure your system's package list is up-to-date and that you have any necessary dependencies. You can achieve this with the following commands:</text:p>
      <text:p text:style-name="Preformatted_20_Text"><text:span text:style-name="FunctionTok">sudo</text:span><text:span text:style-name="NormalTok"> apt update</text:span> </text:p>
      <text:p text:style-name="Preformatted_20_Text"><text:span text:style-name="FunctionTok">sudo</text:span><text:span text:style-name="NormalTok"> apt </text:span><text:span text:style-name="AttributeTok">-y</text:span><text:span text:style-name="NormalTok"> upgrade</text:span> </text:p>
      <text:list xml:id="list582682816" text:style-name="L15">
        <text:list-item>
          <text:p text:style-name="P21"><text:span text:style-name="Source_5f_Text">sudo apt update</text:span>: This command downloads the package lists from the repositories and updates them to get information on the newest versions of packages and their dependencies.</text:p>
        </text:list-item>
        <text:list-item>
          <text:p text:style-name="P21"><text:span text:style-name="Source_5f_Text">sudo apt -y upgrade</text:span>: This command installs the newest versions of all packages currently installed on the system. The <text:span text:style-name="Source_5f_Text">-y</text:span> flag automatically answers "yes" to any prompts, which is useful for automation or when you're confident in the upgrade.</text:p>
        </text:list-item>
      </text:list>
      <text:p text:style-name="First_20_paragraph">Once your system is updated, you can install Podman using the <text:span text:style-name="Source_5f_Text">apt install</text:span> command:</text:p>
      <text:p text:style-name="Preformatted_20_Text"><text:span text:style-name="FunctionTok">sudo</text:span><text:span text:style-name="NormalTok"> apt install </text:span><text:span text:style-name="AttributeTok">-y</text:span><text:span text:style-name="NormalTok"> podman</text:span> </text:p>
      <text:p text:style-name="First_20_paragraph">This command will download and install the Podman package along with any required dependencies. The <text:span text:style-name="Source_5f_Text">-y</text:span> flag again automates the confirmation.</text:p>
      <text:p text:style-name="Text_20_body">Keep in mind that while Podman is becoming more common in repositories, you might need to add a specific repository (like a PPA) to get the latest version.</text:p>
      <text:p text:style-name="Text_20_body">After the installation completes, you can verify that Podman is correctly installed and accessible by running a simple command to display its version.</text:p>
      <text:p text:style-name="Text_20_body">Execute the following command in your terminal:</text:p>
      <text:p text:style-name="Preformatted_20_Text"><text:span text:style-name="ExtensionTok">podman</text:span><text:span text:style-name="NormalTok"> </text:span><text:span text:style-name="AttributeTok">--version</text:span> </text:p>
      <text:p text:style-name="First_20_paragraph">Upon successful installation, this command should output the installed Podman version (e.g., <text:span text:style-name="Source_5f_Text">podman version 4.3.1</text:span>). If you see an error message like "command not found," it indicates an issue with the installation or your system's PATH configuration.</text:p>
      <text:h text:style-name="Heading_20_2" text:outline-level="2"><text:bookmark-start text:name="basic-podman-commands"/>Basic Podman Commands<text:bookmark-end text:name="basic-podman-commands"/></text:h>
      <text:h text:style-name="Heading_20_3" text:outline-level="3"><text:bookmark-start text:name="image-management"/>Image Management<text:bookmark-end text:name="image-management"/></text:h>
      <text:h text:style-name="Heading_20_4" text:outline-level="4"><text:bookmark-start text:name="searching-for-container-images-podman-search"/>Searching for Container Images (<text:span text:style-name="Source_5f_Text">podman search</text:span>)<text:bookmark-end text:name="searching-for-container-images-podman-search"/></text:h>
      <text:p text:style-name="First_20_paragraph">Before you can run a container, you need a <text:span text:style-name="T1">container image</text:span>. Think of an image as a read-only template that contains the application, its libraries, and configuration. It's like a blueprint for your container.</text:p>
      <text:p text:style-name="Text_20_body"><text:soft-page-break/>Podman allows you to search for these images in various public and private <text:span text:style-name="T1">registries</text:span>. A registry is essentially a centralized repository for container images, much like a software repository for packages (e.g., Debians's <text:span text:style-name="Source_5f_Text">apt</text:span> repositories). The most well-known public registry is Docker Hub, but there are many others, including Quay.io and those run by cloud providers.</text:p>
      <text:p text:style-name="Text_20_body">To search for images, you use the <text:span text:style-name="Source_5f_Text">podman search</text:span> command. It's quite intuitive. For example, if you wanted to find images related to the <text:span text:style-name="Source_5f_Text">nginx</text:span> web server, you would type:</text:p>
      <text:p text:style-name="Preformatted_20_Text"><text:span text:style-name="ExtensionTok">podman</text:span><text:span text:style-name="NormalTok"> search nginx</text:span> </text:p>
      <text:p text:style-name="First_20_paragraph">This command will query configured registries and return a list of images whose names or descriptions match "nginx." The output typically includes columns like <text:span text:style-name="Source_5f_Text">INDEX</text:span>, <text:span text:style-name="Source_5f_Text">NAME</text:span>, <text:span text:style-name="Source_5f_Text">DESCRIPTION</text:span>, <text:span text:style-name="Source_5f_Text">STARS</text:span> (a popularity metric), <text:span text:style-name="Source_5f_Text">OFFICIAL</text:span> (indicating official images from software vendors), and <text:span text:style-name="Source_5f_Text">AUTOMATED</text:span> (indicating automated builds).</text:p>
      <text:p text:style-name="Text_20_body">The <text:span text:style-name="Source_5f_Text">INDEX</text:span> column will often show where the image resides (e.g., <text:span text:style-name="Source_5f_Text">docker.io</text:span> for Docker Hub, <text:span text:style-name="Source_5f_Text">quay.io</text:span> for Quay.io). Pay attention to the <text:span text:style-name="Source_5f_Text">OFFICIA</text:span>L and <text:span text:style-name="Source_5f_Text">STARS</text:span> columns when choosing images, as these can be indicators of trustworthiness and quality.</text:p>
      <text:h text:style-name="Heading_20_4" text:outline-level="4"><text:bookmark-start text:name="pulling-a-container-image-podman-pull"/>Pulling a Container Image (<text:span text:style-name="Source_5f_Text">podman pull</text:span>)<text:bookmark-end text:name="pulling-a-container-image-podman-pull"/></text:h>
      <text:p text:style-name="First_20_paragraph">Once you've identified an image you want to use from a registry, you need to download it to your local machine. This process is called "pulling" an image. It's akin to downloading a software package before installing it.</text:p>
      <text:p text:style-name="Text_20_body">You use the <text:span text:style-name="Source_5f_Text">podman pull</text:span> command for this purpose. The most common format is <text:span text:style-name="Source_5f_Text">podman pull &lt;registry&gt;/&lt;image_name&gt;:&lt;tag&gt;</text:span>.</text:p>
      <text:list xml:id="list976423196" text:style-name="L16">
        <text:list-item>
          <text:p text:style-name="P22"><text:span text:style-name="Source_5f_Text">&lt;registry&gt;</text:span>: This specifies the registry where the image is located (e.g., <text:span text:style-name="Source_5f_Text">docker.io</text:span>, <text:span text:style-name="Source_5f_Text">quay.io</text:span>). If you omit this, Podman defaults to docker.io.</text:p>
        </text:list-item>
        <text:list-item>
          <text:p text:style-name="P22"><text:span text:style-name="Source_5f_Text">&lt;image_name&gt;</text:span>: This is the name of the image (e.g., <text:span text:style-name="Source_5f_Text">nginx</text:span>, <text:span text:style-name="Source_5f_Text">ubuntu</text:span>).</text:p>
        </text:list-item>
        <text:list-item>
          <text:p text:style-name="P22"><text:span text:style-name="Source_5f_Text">&lt;tag&gt;</text:span>: This refers to a specific version or variant of the image (e.g., <text:span text:style-name="Source_5f_Text">latest</text:span>, <text:span text:style-name="Source_5f_Text">1.25</text:span>, <text:span text:style-name="Source_5f_Text">focal</text:span>). If you omit the tag, latest is usually assumed, but it's good practice to specify a tag for reproducibility.</text:p>
        </text:list-item>
      </text:list>
      <text:p text:style-name="First_20_paragraph">Example: To pull the official Nginx web server image with the <text:span text:style-name="Source_5f_Text">stable</text:span> tag from Docker Hub, you would execute:</text:p>
      <text:p text:style-name="Preformatted_20_Text"><text:span text:style-name="ExtensionTok">podman</text:span><text:span text:style-name="NormalTok"> pull docker.io/library/nginx:stable</text:span> </text:p>
      <text:p text:style-name="First_20_paragraph">Or, more commonly, if <text:span text:style-name="Source_5f_Text">docker.io/library/</text:span> is implied (which it often is for official images on Docker Hub):</text:p>
      <text:p text:style-name="Preformatted_20_Text"><text:span text:style-name="ExtensionTok">podman</text:span><text:span text:style-name="NormalTok"> pull nginx:stable</text:span> </text:p>
      <text:p text:style-name="First_20_paragraph">When you run this command, Podman will download all the necessary layers that make up the Nginx image. You'll see progress indicators in your terminal as the download proceeds. Once complete, the image will be stored locally on your system, ready to be used to create containers.</text:p>
      <text:p text:style-name="Text_20_body">It's important to pull the exact image you intend to use to ensure consistency. Specifying tags helps avoid unexpected behavior if the "latest" version changes over time.</text:p>
      <text:h text:style-name="Heading_20_4" text:outline-level="4"><text:bookmark-start text:name="listing-available-images-podman-images"/><text:soft-page-break/>Listing Available Images (<text:span text:style-name="Source_5f_Text">podman images</text:span>)<text:bookmark-end text:name="listing-available-images-podman-images"/></text:h>
      <text:p text:style-name="First_20_paragraph">After pulling images or building your own, you'll want to see what's currently stored locally. The <text:span text:style-name="Source_5f_Text">podman images</text:span> command serves this purpose. It provides a concise list of all container images that Podman has downloaded or created on your system.</text:p>
      <text:p text:style-name="Text_20_body">To see your local images, simply type:</text:p>
      <text:p text:style-name="Preformatted_20_Text"><text:span text:style-name="ExtensionTok">podman</text:span><text:span text:style-name="NormalTok"> images</text:span> </text:p>
      <text:p text:style-name="First_20_paragraph">The output will typically show several columns:</text:p>
      <text:list xml:id="list4231583731" text:style-name="L17">
        <text:list-item>
          <text:p text:style-name="P23"><text:span text:style-name="T1">REPOSITORY</text:span>: The name of the image (e.g., <text:span text:style-name="Source_5f_Text">nginx</text:span>, <text:span text:style-name="Source_5f_Text">ubuntu</text:span>).</text:p>
        </text:list-item>
        <text:list-item>
          <text:p text:style-name="P23"><text:span text:style-name="T1">TAG</text:span>: The specific version or variant of the image (e.g., <text:span text:style-name="Source_5f_Text">stable</text:span>, <text:span text:style-name="Source_5f_Text">latest</text:span>, <text:span text:style-name="Source_5f_Text">22.04</text:span>).</text:p>
        </text:list-item>
        <text:list-item>
          <text:p text:style-name="P23"><text:span text:style-name="T1">IMAGE ID</text:span>: A unique identifier for the image.</text:p>
        </text:list-item>
        <text:list-item>
          <text:p text:style-name="P23"><text:span text:style-name="T1">CREATED</text:span>: When the image was built or downloaded.</text:p>
        </text:list-item>
        <text:list-item>
          <text:p text:style-name="P23"><text:span text:style-name="T1">SIZE</text:span>: The size of the image on disk.</text:p>
        </text:list-item>
      </text:list>
      <text:p text:style-name="First_20_paragraph">This command is incredibly useful for keeping track of your image inventory, checking disk space usage, and ensuring you have the correct image versions available for your operations.</text:p>
      <text:h text:style-name="Heading_20_4" text:outline-level="4"><text:bookmark-start text:name="removing-images-podman-rmi"/>Removing Images (<text:span text:style-name="Source_5f_Text">podman rmi</text:span>)<text:bookmark-end text:name="removing-images-podman-rmi"/></text:h>
      <text:p text:style-name="First_20_paragraph">Just as you pull images, you'll also need to remove them from your local system when they are no longer required. This helps free up disk space and keeps your image inventory tidy. The command for this is <text:span text:style-name="Source_5f_Text">podman rmi</text:span> (which stands for "remove image").</text:p>
      <text:p text:style-name="Text_20_body">To remove an image, you typically specify its name and tag, or its Image ID. It's generally safer and clearer to use the name and tag.</text:p>
      <text:p text:style-name="Text_20_body"><text:span text:style-name="T1">Example</text:span>: If you previously pulled the <text:span text:style-name="Source_5f_Text">nginx:stable</text:span> image and no longer need it, you would execute:</text:p>
      <text:p text:style-name="Preformatted_20_Text"><text:span text:style-name="ExtensionTok">podman</text:span><text:span text:style-name="NormalTok"> rmi nginx:stable</text:span> </text:p>
      <text:p text:style-name="First_20_paragraph">Alternatively, if you want to remove an image by its unique <text:span text:style-name="T1">Image ID</text:span> (which you can get from podman images), you would use:</text:p>
      <text:p text:style-name="Preformatted_20_Text"><text:span text:style-name="ExtensionTok">podman</text:span><text:span text:style-name="NormalTok"> rmi </text:span><text:span text:style-name="OperatorTok">&lt;</text:span><text:span text:style-name="NormalTok">Image ID</text:span><text:span text:style-name="OperatorTok">&gt;</text:span> </text:p>
      <text:p text:style-name="First_20_paragraph">For instance, if <text:span text:style-name="Source_5f_Text">podman images</text:span> showed an Image ID of <text:span text:style-name="Source_5f_Text">a1b2c3d4e5f6</text:span> for the Nginx image, you could run:</text:p>
      <text:p text:style-name="Preformatted_20_Text"><text:span text:style-name="ExtensionTok">podman</text:span><text:span text:style-name="NormalTok"> rmi a1b2c3d4e5f6</text:span> </text:p>
      <text:p text:style-name="First_20_paragraph"><text:span text:style-name="T1">Important Note</text:span>: Podman will prevent you from removing an image if there are any containers (even stopped ones) that were created from it. You must remove those containers first before you can remove the image. This is a safety mechanism to prevent accidental data loss or disruption to existing containers.</text:p>
      <text:h text:style-name="Heading_20_3" text:outline-level="3"><text:bookmark-start text:name="container-lifecycle-management"/><text:soft-page-break/>Container Lifecycle Management<text:bookmark-end text:name="container-lifecycle-management"/></text:h>
      <text:h text:style-name="Heading_20_4" text:outline-level="4"><text:bookmark-start text:name="running-a-basic-container-podman-run"/>Running a Basic Container (<text:span text:style-name="Source_5f_Text">podman run</text:span>)<text:bookmark-end text:name="running-a-basic-container-podman-run"/></text:h>
      <text:p text:style-name="First_20_paragraph">The <text:span text:style-name="Source_5f_Text">podman run</text:span> command is arguably the most fundamental command you'll use. It creates a new container from a specified image and then executes a command within that container. Think of it as launching an instance of the blueprint you've pulled.</text:p>
      <text:p text:style-name="Text_20_body">The basic syntax is <text:span text:style-name="Source_5f_Text">podman run &lt;image_name&gt;:&lt;tag&gt; &lt;command&gt;</text:span>.</text:p>
      <text:p text:style-name="Text_20_body">Let's look at some common and essential options you'll use with <text:span text:style-name="Source_5f_Text">podman run</text:span>:</text:p>
      <text:list xml:id="list4265399165" text:style-name="L18">
        <text:list-item>
          <text:p text:style-name="P24"><text:span text:style-name="Source_5f_Text">-it</text:span> <text:span text:style-name="T1">(Interactive Terminal)</text:span>: This is a combination of two flags:</text:p>
          <text:list text:style-name="L19">
            <text:list-item>
              <text:p text:style-name="P25"><text:span text:style-name="Source_5f_Text">-i</text:span> <text:span text:style-name="T1">(or</text:span> <text:span text:style-name="Source_5f_Text">--interactive</text:span><text:span text:style-name="T1">)</text:span>: Keeps <text:span text:style-name="Source_5f_Text">STDIN</text:span> open even if not attached, allowing you to provide input to the container.</text:p>
            </text:list-item>
            <text:list-item>
              <text:p text:style-name="P25"><text:span text:style-name="Source_5f_Text">-t</text:span> <text:span text:style-name="T1">(or</text:span> <text:span text:style-name="Source_5f_Text">--tty</text:span><text:span text:style-name="T1">)</text:span>: Allocates a pseudo-TTY, essentially giving you an interactive shell inside the container.</text:p>
            </text:list-item>
            <text:list-item>
              <text:p text:style-name="P25">When you want to interact directly with the container (e.g., run shell commands), you'll almost always use <text:span text:style-name="Source_5f_Text">-it</text:span>.</text:p>
            </text:list-item>
          </text:list>
        </text:list-item>
        <text:list-item>
          <text:p text:style-name="P24"><text:span text:style-name="Source_5f_Text">--name &lt;container_name&gt;</text:span>: This option allows you to assign a human-readable name to your container. If you don't specify a name, Podman will generate a random, sometimes whimsical, name for it. Naming containers makes them much easier to identify and manage later.</text:p>
        </text:list-item>
      </text:list>
      <text:h text:style-name="Heading_20_5" text:outline-level="5"><text:bookmark-start text:name="example-running-an-interactive-ubuntu-container"/>Example: Running an interactive Ubuntu container<text:bookmark-end text:name="example-running-an-interactive-ubuntu-container"/></text:h>
      <text:p text:style-name="First_20_paragraph">Let's say you want to quickly spin up an Ubuntu container to run some commands. You would use: Bash</text:p>
      <text:p text:style-name="Text_20_body">podman run -it --name my-ubuntu-test ubuntu:latest /bin/bash</text:p>
      <text:p text:style-name="Text_20_body">Let's break this down:</text:p>
      <text:list xml:id="list3013490306" text:style-name="L20">
        <text:list-item>
          <text:p text:style-name="P26"><text:span text:style-name="Source_5f_Text">podman run</text:span>: The command to create and run a container.</text:p>
        </text:list-item>
        <text:list-item>
          <text:p text:style-name="P26"><text:span text:style-name="Source_5f_Text">-it</text:span>: We want an interactive terminal inside the container.</text:p>
        </text:list-item>
        <text:list-item>
          <text:p text:style-name="P26"><text:span text:style-name="Source_5f_Text">--name my-ubuntu-test</text:span>: We're naming this specific container instance <text:span text:style-name="Source_5f_Text">my-ubuntu-test</text:span>.</text:p>
        </text:list-item>
        <text:list-item>
          <text:p text:style-name="P26"><text:span text:style-name="Source_5f_Text">ubuntu:latest</text:span>: This specifies the image we want to use. We assume you've already pulled <text:span text:style-name="Source_5f_Text">ubuntu:latest</text:span> or Podman will attempt to pull it automatically.</text:p>
        </text:list-item>
        <text:list-item>
          <text:p text:style-name="P26"><text:span text:style-name="Source_5f_Text">/bin/bash</text:span>: This is the command that will be executed inside the container. In this case, it starts a Bash shell.</text:p>
        </text:list-item>
      </text:list>
      <text:p text:style-name="First_20_paragraph">When you run this command, you'll find yourself inside the container's shell prompt. From there, you can execute commands as if you were on a fresh Ubuntu system, completely isolated from your host. To exit the container, you can type <text:span text:style-name="Source_5f_Text">exit</text:span> at the shell prompt.</text:p>
      <text:h text:style-name="Heading_20_4" text:outline-level="4"><text:bookmark-start text:name="list-running-containers-podman-ps-and-podman-ps--a"/><text:soft-page-break/>List Running Containers (<text:span text:style-name="Source_5f_Text">podman ps</text:span> and <text:span text:style-name="Source_5f_Text">podman ps -a</text:span>)<text:bookmark-end text:name="list-running-containers-podman-ps-and-podman-ps--a"/></text:h>
      <text:p text:style-name="First_20_paragraph">After you run containers, you'll need a way to monitor their status. The <text:span text:style-name="Source_5f_Text">podman ps</text:span> command (short for "process status," similar to the Linux <text:span text:style-name="Source_5f_Text">ps</text:span> command) is your primary tool for this.</text:p>
      <text:list xml:id="list2174288983" text:style-name="L21">
        <text:list-item>
          <text:p text:style-name="P27"><text:span text:style-name="T1">Listing Running Containers</text:span>:</text:p>
          <text:p text:style-name="P27">To see only the containers that are currently active and running, simply use:</text:p>
          <text:p text:style-name="P3"><text:span text:style-name="NormalTok"><text:s/></text:span><text:span text:style-name="ExtensionTok">podman</text:span><text:span text:style-name="NormalTok"> ps</text:span> </text:p>
          <text:p text:style-name="P27">The output will typically display columns such as:</text:p>
          <text:list text:style-name="L22">
            <text:list-item>
              <text:p text:style-name="P28"><text:span text:style-name="Source_5f_Text">CONTAINER ID</text:span>: A unique identifier for the container.</text:p>
            </text:list-item>
            <text:list-item>
              <text:p text:style-name="P28"><text:span text:style-name="Source_5f_Text">IMAGE</text:span>: The image the container was created from.</text:p>
            </text:list-item>
            <text:list-item>
              <text:p text:style-name="P28"><text:span text:style-name="Source_5f_Text">COMMAND</text:span>: The command executed inside the container.</text:p>
            </text:list-item>
            <text:list-item>
              <text:p text:style-name="P28"><text:span text:style-name="Source_5f_Text">CREATED</text:span>: When the container was created.</text:p>
            </text:list-item>
            <text:list-item>
              <text:p text:style-name="P28"><text:span text:style-name="Source_5f_Text">STATUS</text:span>: The current state of the container (e.g., <text:span text:style-name="Source_5f_Text">Up X seconds</text:span>, <text:span text:style-name="Source_5f_Text">Exited (0) X seconds ago</text:span>).</text:p>
            </text:list-item>
            <text:list-item>
              <text:p text:style-name="P28"><text:span text:style-name="Source_5f_Text">PORTS</text:span>: Any port mappings (we'll cover this soon).</text:p>
            </text:list-item>
            <text:list-item>
              <text:p text:style-name="P28"><text:span text:style-name="Source_5f_Text">NAMES</text:span>: The name you assigned with <text:span text:style-name="Source_5f_Text">--name</text:span> or a random one Podman generated.</text:p>
            </text:list-item>
          </text:list>
        </text:list-item>
        <text:list-item>
          <text:p text:style-name="P27"><text:span text:style-name="T1">Listing All Containers (Running and Stopped)</text:span>:</text:p>
          <text:p text:style-name="P27">Often, you'll want to see containers that have exited or stopped, not just the currently running ones. To include all containers, regardless of their status, you add the <text:span text:style-name="Source_5f_Text">-a</text:span> (or <text:span text:style-name="Source_5f_Text">--all</text:span>) flag:</text:p>
          <text:p text:style-name="P3"><text:span text:style-name="ExtensionTok">podman</text:span><text:span text:style-name="NormalTok"> ps </text:span><text:span text:style-name="AttributeTok">-a</text:span> </text:p>
          <text:p text:style-name="P27">This command is incredibly useful for reviewing past container activity, identifying containers that might need to be restarted, or finding containers that need to be removed to free up resources.</text:p>
        </text:list-item>
      </text:list>
      <text:h text:style-name="Heading_20_4" text:outline-level="4"><text:bookmark-start text:name="stopping-and-starting-containers-podman-stop-and-podman-start"/>Stopping and Starting Containers (<text:span text:style-name="Source_5f_Text">podman stop</text:span> and <text:span text:style-name="Source_5f_Text">podman start</text:span>)<text:bookmark-end text:name="stopping-and-starting-containers-podman-stop-and-podman-start"/></text:h>
      <text:p text:style-name="First_20_paragraph">Containers, much like traditional services, often need to be stopped and started. This is essential for maintenance, troubleshooting, or simply temporarily pausing a service.</text:p>
      <text:list xml:id="list1559341840" text:style-name="L23">
        <text:list-item>
          <text:p text:style-name="P29"><text:span text:style-name="T1">Stopping a Container (</text:span><text:span text:style-name="Source_5f_Text">podman stop</text:span><text:span text:style-name="T1">)</text:span></text:p>
          <text:p text:style-name="P29">To gracefully shut down a running container, you use the <text:span text:style-name="Source_5f_Text">podman stop</text:span> command. It signals the main process inside the container to terminate.</text:p>
          <text:p text:style-name="P29">You'll need the <text:span text:style-name="T1">Container ID</text:span> or the <text:span text:style-name="T1">Name</text:span> of the container, which you can get from <text:span text:style-name="Source_5f_Text">podman ps</text:span> or <text:span text:style-name="Source_5f_Text">podman ps -a</text:span>.</text:p>
          <text:p text:style-name="P29"><text:span text:style-name="T1">Example</text:span>: If you have a container named <text:span text:style-name="Source_5f_Text">my-ubuntu-test</text:span> (from our previous example), you would stop it with:</text:p>
          <text:p text:style-name="P4"><text:span text:style-name="ExtensionTok">podman</text:span><text:span text:style-name="NormalTok"> stop my-ubuntu-test</text:span> </text:p>
          <text:p text:style-name="P29">Podman will send a <text:span text:style-name="Source_5f_Text">SIGTERM</text:span> signal to the container's main process, allowing it a grace <text:soft-page-break/>period to shut down cleanly. If it doesn't stop within that period, Podman will send a <text:span text:style-name="Source_5f_Text">SIGKILL</text:span> to force termination.</text:p>
        </text:list-item>
        <text:list-item>
          <text:p text:style-name="P29"><text:span text:style-name="T1">Starting a Container (</text:span><text:span text:style-name="Source_5f_Text">podman start</text:span><text:span text:style-name="T1">)</text:span></text:p>
          <text:p text:style-name="P29">Once a container has been stopped (or if it exited on its own), you can restart it using the <text:span text:style-name="Source_5f_Text">podman start</text:span> command. This will resume the container from its last state, executing its primary command again.</text:p>
          <text:p text:style-name="P29">Again, you'll use the <text:span text:style-name="T1">Container ID</text:span> or the <text:span text:style-name="T1">Name</text:span>.</text:p>
          <text:p text:style-name="P29"><text:span text:style-name="T1">Example</text:span>: To restart our my-ubuntu-test container:</text:p>
          <text:p text:style-name="P4"><text:span text:style-name="ExtensionTok">podman</text:span><text:span text:style-name="NormalTok"> start my-ubuntu-test</text:span> </text:p>
          <text:p text:style-name="P29">After starting, you can use <text:span text:style-name="Source_5f_Text">podman ps</text:span> to confirm that the container is now running. This allows you to pause and resume services without having to destroy and recreate the container, preserving its internal state and any changes made within it.</text:p>
        </text:list-item>
      </text:list>
      <text:h text:style-name="Heading_20_4" text:outline-level="4"><text:bookmark-start text:name="removing-containers-podman-rm"/>Removing Containers (<text:span text:style-name="Source_5f_Text">podman rm</text:span>)<text:bookmark-end text:name="removing-containers-podman-rm"/></text:h>
      <text:p text:style-name="First_20_paragraph">While <text:span text:style-name="Source_5f_Text">podman stop</text:span> pauses a container, <text:span text:style-name="Source_5f_Text">podman rm</text:span> permanently deletes it. Removing a container means deleting its writable layer, associated storage, and its configuration. This action cannot be undone, so it's important to use it with care.</text:p>
      <text:p text:style-name="Text_20_body">You typically remove a container using its <text:span text:style-name="T1">Container ID</text:span> or its <text:span text:style-name="T1">Name</text:span>.</text:p>
      <text:p text:style-name="Text_20_body"><text:span text:style-name="T1">Example</text:span>: If you have a stopped container named <text:span text:style-name="Source_5f_Text">my-ubuntu-test</text:span> (from our earlier example), you would remove it with:</text:p>
      <text:p text:style-name="Preformatted_20_Text"><text:span text:style-name="ExtensionTok">podman</text:span><text:span text:style-name="NormalTok"> rm my-ubuntu-test</text:span> </text:p>
      <text:p text:style-name="First_20_paragraph">Alternatively, using its Container ID (e.g., <text:span text:style-name="Source_5f_Text">a1b2c3d4e5f6</text:span>):</text:p>
      <text:p text:style-name="Preformatted_20_Text"><text:span text:style-name="ExtensionTok">podman</text:span><text:span text:style-name="NormalTok"> rm a1b2c3d4e5f6</text:span> </text:p>
      <text:p text:style-name="First_20_paragraph"><text:span text:style-name="T1">Important Considerations</text:span>:</text:p>
      <text:list xml:id="list4260102166" text:style-name="L24">
        <text:list-item>
          <text:p text:style-name="P30"><text:span text:style-name="T1">Stopped Containers Only</text:span>: You can only remove containers that are in a <text:span text:style-name="Source_5f_Text">Exited</text:span> or <text:span text:style-name="Source_5f_Text">Stopped</text:span> state. Podman will prevent you from removing a running container to avoid accidental disruption. If you need to remove a running container, you must first stop it using <text:span text:style-name="Source_5f_Text">podman stop</text:span>.</text:p>
        </text:list-item>
        <text:list-item>
          <text:p text:style-name="P30"><text:span text:style-name="T1">Force Removal (</text:span><text:span text:style-name="Source_5f_Text">-f</text:span> <text:span text:style-name="T1">or</text:span> <text:span text:style-name="Source_5f_Text">--force</text:span><text:span text:style-name="T1">)</text:span>: While not recommended for general use, if you absolutely need to remove a running container immediately without stopping it first (e.g., if it's unresponsive), you can use the <text:span text:style-name="Source_5f_Text">-f</text:span> flag. However, this can lead to data loss and is typically used only in emergency situations.</text:p>
          <text:p text:style-name="P5"><text:span text:style-name="ExtensionTok">podman</text:span><text:span text:style-name="NormalTok"> rm </text:span><text:span text:style-name="AttributeTok">-f</text:span><text:span text:style-name="NormalTok"> my-running-container</text:span> </text:p>
        </text:list-item>
        <text:list-item>
          <text:p text:style-name="P30"><text:span text:style-name="T1">Removing All Stopped Containers (</text:span><text:span text:style-name="Source_5f_Text">podman container prune</text:span><text:span text:style-name="T1">)</text:span>: For cleaning up multiple stopped containers, Podman offers a convenient command:</text:p>
          <text:p text:style-name="P5"><text:span text:style-name="ExtensionTok">podman</text:span><text:span text:style-name="NormalTok"> container prune</text:span> </text:p>
          <text:p text:style-name="P30"><text:soft-page-break/>This command will prompt you before removing all stopped containers, which is very useful for system maintenance.</text:p>
        </text:list-item>
      </text:list>
      <text:p text:style-name="First_20_paragraph">Using <text:span text:style-name="Source_5f_Text">podman rm</text:span> is crucial for keeping your server environment clean and managing disk space effectively.</text:p>
      <text:h text:style-name="Heading_20_4" text:outline-level="4"><text:bookmark-start text:name="detached-mode--d-and-port-mapping--p"/>Detached Mode (<text:span text:style-name="Source_5f_Text">-d</text:span>) and Port Mapping (<text:span text:style-name="Source_5f_Text">-p</text:span>)<text:bookmark-end text:name="detached-mode--d-and-port-mapping--p"/></text:h>
      <text:p text:style-name="First_20_paragraph">When you run a container in an interactive terminal (using <text:span text:style-name="Source_5f_Text">-it</text:span>), it takes over your current shell. This is fine for quick tests, but for server applications like web servers or databases, you need them to run continuously in the background without tying up your terminal. This is where detached mode comes in.</text:p>
      <text:list xml:id="list295085270" text:style-name="L25">
        <text:list-item>
          <text:p text:style-name="P31"><text:span text:style-name="T1">Detached Mode (</text:span><text:span text:style-name="Source_5f_Text">-d</text:span> <text:span text:style-name="T1">or</text:span> <text:span text:style-name="Source_5f_Text">--detach</text:span><text:span text:style-name="T1">)</text:span></text:p>
          <text:p text:style-name="P31">When you add the <text:span text:style-name="Source_5f_Text">-d</text:span> flag to <text:span text:style-name="Source_5f_Text">podman run</text:span>, the container starts in the background, and Podman prints the container ID and immediately returns control of your terminal to you. The container continues to run as a background process.</text:p>
          <text:p text:style-name="P31"><text:span text:style-name="T1">Example</text:span>: To run an Nginx web server container in the background:</text:p>
          <text:p text:style-name="P6"><text:span text:style-name="ExtensionTok">podman</text:span><text:span text:style-name="NormalTok"> run </text:span><text:span text:style-name="AttributeTok">-d</text:span><text:span text:style-name="NormalTok"> </text:span><text:span text:style-name="AttributeTok">--name</text:span><text:span text:style-name="NormalTok"> my-nginx nginx:latest</text:span> </text:p>
          <text:p text:style-name="P31">After executing this, you can use <text:span text:style-name="Source_5f_Text">podman ps</text:span> to confirm that <text:span text:style-name="Source_5f_Text">my-nginx</text:span> is running in the background.</text:p>
        </text:list-item>
        <text:list-item>
          <text:p text:style-name="P31"><text:span text:style-name="T1">Port Mapping (</text:span><text:span text:style-name="Source_5f_Text">-p</text:span> <text:span text:style-name="T1">or</text:span> <text:span text:style-name="Source_5f_Text">--publish</text:span><text:span text:style-name="T1">)</text:span></text:p>
          <text:p text:style-name="P31">By default, containers are isolated from the host machine's network. If an application inside your container is listening on a specific port (e.g., a web server on port 80), you won't be able to access it from your host machine or from the internet without explicitly mapping a port from the container to a port on your host. This is called port mapping.</text:p>
          <text:p text:style-name="P31">The <text:span text:style-name="Source_5f_Text">-p</text:span> flag allows you to define this mapping. The syntax is typically <text:span text:style-name="Source_5f_Text">host_port:container_port</text:span>.</text:p>
          <text:p text:style-name="P31"><text:span text:style-name="T1">Example</text:span>: To run an Nginx web server (which listens on port 80 inside the container) and make it accessible on port 8080 of your host machine, you would use:</text:p>
          <text:p text:style-name="P6"><text:span text:style-name="ExtensionTok">podman</text:span><text:span text:style-name="NormalTok"> run </text:span><text:span text:style-name="AttributeTok">-d</text:span><text:span text:style-name="NormalTok"> </text:span><text:span text:style-name="AttributeTok">--name</text:span><text:span text:style-name="NormalTok"> my-nginx-web </text:span><text:span text:style-name="AttributeTok">-p</text:span><text:span text:style-name="NormalTok"> 8080:80 nginx:latest</text:span> </text:p>
          <text:p text:style-name="P31">In this example:</text:p>
          <text:list text:style-name="L26">
            <text:list-item>
              <text:p text:style-name="P32"><text:span text:style-name="Source_5f_Text">-d</text:span>: Runs the container in detached mode.</text:p>
            </text:list-item>
            <text:list-item>
              <text:p text:style-name="P32"><text:span text:style-name="Source_5f_Text">--name my-nginx-web</text:span>: Assigns a readable name.</text:p>
            </text:list-item>
            <text:list-item>
              <text:p text:style-name="P32"><text:span text:style-name="Source_5f_Text">-p 8080:80</text:span>: This is the port mapping. It means traffic coming to <text:span text:style-name="Source_5f_Text">host_ip:8080</text:span> will be forwarded to <text:span text:style-name="Source_5f_Text">container_ip:80</text:span>.</text:p>
            </text:list-item>
            <text:list-item>
              <text:p text:style-name="P32"><text:span text:style-name="Source_5f_Text">nginx:latest</text:span>: The image to use.</text:p>
            </text:list-item>
          </text:list>
        </text:list-item>
      </text:list>
      <text:p text:style-name="First_20_paragraph">Now, if Nginx is running correctly inside the container, you could access it from your host's web browser or via <text:span text:style-name="Source_5f_Text">curl</text:span> at <text:span text:style-name="Source_5f_Text">http://localhost:8080</text:span> (assuming <text:span text:style-name="Source_5f_Text">localhost</text:span> for testing on the server itself, or the server's IP address if accessing remotely).</text:p>
      <text:h text:style-name="Heading_20_2" text:outline-level="2"><text:bookmark-start text:name="working-with-podman"/><text:soft-page-break/>Working with Podman<text:bookmark-end text:name="working-with-podman"/></text:h>
      <text:h text:style-name="Heading_20_3" text:outline-level="3"><text:bookmark-start text:name="pods-and-grouping-containers"/>Pods and Grouping Containers<text:bookmark-end text:name="pods-and-grouping-containers"/></text:h>
      <text:p text:style-name="First_20_paragraph">We briefly touched upon pods earlier, but let's dive deeper into their purpose. In the world of container orchestration (like Kubernetes, which Podman aligns with), a <text:span text:style-name="T1">pod</text:span> is the smallest deployable unit. For Podman, it represents a logical grouping of one or more containers that are deployed and managed together.</text:p>
      <text:p text:style-name="Text_20_body">Think of a pod as a small, isolated "virtual machine" that hosts a tightly coupled set of containers. These containers within a pod share crucial resources:</text:p>
      <text:list xml:id="list935531541" text:style-name="L27">
        <text:list-item>
          <text:p text:style-name="P33"><text:span text:style-name="T1">Network Namespace</text:span>: All containers within a pod share the same IP address and network ports. This means they can communicate with each other using <text:span text:style-name="Source_5f_Text">localhost</text:span>, just as if they were different processes running on the same physical machine. This simplifies inter-container communication immensely.</text:p>
        </text:list-item>
        <text:list-item>
          <text:p text:style-name="P33"><text:span text:style-name="T1">IPC Namespace</text:span>: They share Inter-Process Communication (IPC) mechanisms, allowing them to communicate using shared memory or message queues.</text:p>
        </text:list-item>
        <text:list-item>
          <text:p text:style-name="P33"><text:span text:style-name="T1">Storage Volumes (optional but common)</text:span>: Containers in a pod can easily share persistent storage volumes, enabling them to read from and write to the same data locations. This is vital for applications that need to persist data or share configuration files.</text:p>
        </text:list-item>
      </text:list>
      <text:p text:style-name="P2">Why is this useful for a system administrator?</text:p>
      <text:list xml:id="list1630411674" text:style-name="L28">
        <text:list-item>
          <text:p text:style-name="P34"><text:span text:style-name="T1">Atomic Deployments</text:span>: Instead of managing individual containers that make up an application, you manage the entire application as a single unit (the pod). If one component fails, you can restart or replace the entire pod to ensure the application's integrity.</text:p>
        </text:list-item>
        <text:list-item>
          <text:p text:style-name="P34"><text:span text:style-name="T1">Co-location and Co-scheduling</text:span>: Pods ensure that related containers are always run together on the same host, minimizing network latency between them.</text:p>
        </text:list-item>
        <text:list-item>
          <text:p text:style-name="P34"><text:span text:style-name="T1">Simplified Resource Sharing</text:span>: Sharing resources like network and storage within a pod is much simpler than trying to link disparate individual containers.</text:p>
        </text:list-item>
        <text:list-item>
          <text:p text:style-name="P34"><text:span text:style-name="T1">Kubernetes Compatibility</text:span>: As mentioned, Podman's pod concept is directly inspired by Kubernetes. This means that if you design your multi-container applications using Podman pods, they will be much easier to migrate and manage in a Kubernetes cluster later on, providing a consistent development-to-production workflow.</text:p>
        </text:list-item>
      </text:list>
      <text:p text:style-name="First_20_paragraph">Imagine a web application where the main web server needs to read configuration from a sidecar container that fetches dynamic content. Grouping them in a pod ensures they can effortlessly communicate and share files.</text:p>
      <text:h text:style-name="Heading_20_3" text:outline-level="3"><text:bookmark-start text:name="creating-a-pod-podman-pod-create"/><text:soft-page-break/>Creating a Pod (<text:span text:style-name="Source_5f_Text">podman pod create</text:span>)<text:bookmark-end text:name="creating-a-pod-podman-pod-create"/></text:h>
      <text:p text:style-name="First_20_paragraph">Creating a pod in Podman is a straightforward process. You use the <text:span text:style-name="Source_5f_Text">podman pod create</text:span> command. This command sets up the necessary infrastructure for the pod, such as its unique network namespace, but it doesn't run any containers within it yet. Think of it as preparing the shared "house" before moving in the "roommates" (containers).</text:p>
      <text:p text:style-name="Text_20_body">The basic syntax is simple:</text:p>
      <text:p text:style-name="Preformatted_20_Text"><text:span text:style-name="ExtensionTok">podman</text:span><text:span text:style-name="NormalTok"> pod create </text:span><text:span text:style-name="PreprocessorTok">[</text:span><text:span text:style-name="SpecialStringTok">options</text:span><text:span text:style-name="PreprocessorTok">]</text:span> </text:p>
      <text:p text:style-name="First_20_paragraph">You'll almost always want to give your pod a meaningful name using the <text:span text:style-name="Source_5f_Text">--name</text:span> option, just like with individual containers.</text:p>
      <text:p text:style-name="Text_20_body"><text:span text:style-name="T1">Example</text:span>: To create a new pod named <text:span text:style-name="Source_5f_Text">my-web-app-pod</text:span>, you would execute:</text:p>
      <text:p text:style-name="Preformatted_20_Text"><text:span text:style-name="ExtensionTok">podman</text:span><text:span text:style-name="NormalTok"> pod create </text:span><text:span text:style-name="AttributeTok">--name</text:span><text:span text:style-name="NormalTok"> my-web-app-pod</text:span> </text:p>
      <text:p text:style-name="First_20_paragraph">Upon successful creation, Podman will output the unique <text:span text:style-name="T1">Pod ID</text:span> of the newly created pod. This ID is similar to a Container ID and can be used to reference the pod in future commands.</text:p>
      <text:p text:style-name="Text_20_body">It's important to remember that <text:span text:style-name="Source_5f_Text">podman pod create</text:span> only creates the pod infrastructure. At this stage, no application containers are running inside it.</text:p>
      <text:h text:style-name="Heading_20_3" text:outline-level="3"><text:bookmark-start text:name="adding-containers-to-a-pod---pod-options-with-podman-run"/>Adding Containers to a Pod (<text:span text:style-name="Source_5f_Text">--pod</text:span> options with <text:span text:style-name="Source_5f_Text">podman run</text:span>)<text:bookmark-end text:name="adding-containers-to-a-pod---pod-options-with-podman-run"/></text:h>
      <text:p text:style-name="First_20_paragraph">You don't "add" containers to a pod in a separate step after they are created. Instead, you specify which pod a container should belong to when you run the container using the <text:span text:style-name="Source_5f_Text">podman run</text:span> command. This is achieved with the <text:span text:style-name="Source_5f_Text">--pod</text:span> option.</text:p>
      <text:p text:style-name="Text_20_body">When you use <text:span text:style-name="Source_5f_Text">--pod &lt;pod_name_or_id&gt;</text:span> with <text:span text:style-name="Source_5f_Text">podman run</text:span>, Podman will create and start the new container within the network and IPC namespaces of the specified pod.</text:p>
      <text:h text:style-name="Heading_20_4" text:outline-level="4"><text:bookmark-start text:name="example-running-a-web-server-and-a-database-in-a-pod"/>Example: Running a Web Server and a Database in a Pod<text:bookmark-end text:name="example-running-a-web-server-and-a-database-in-a-pod"/></text:h>
      <text:p text:style-name="First_20_paragraph">Let's assume you've already created a pod named <text:span text:style-name="Source_5f_Text">my-web-app-pod</text:span>. Now, let's add an Nginx web server and a simple <text:span text:style-name="Source_5f_Text">redis</text:span> database to it.</text:p>
      <text:p text:style-name="Text_20_body">First, the Nginx container:</text:p>
      <text:p text:style-name="Preformatted_20_Text"><text:span text:style-name="ExtensionTok">podman</text:span><text:span text:style-name="NormalTok"> run </text:span><text:span text:style-name="AttributeTok">-d</text:span><text:span text:style-name="NormalTok"> </text:span><text:span text:style-name="AttributeTok">--pod</text:span><text:span text:style-name="NormalTok"> my-web-app-pod </text:span><text:span text:style-name="AttributeTok">--name</text:span><text:span text:style-name="NormalTok"> nginx-in-pod nginx:latest</text:span> </text:p>
      <text:p text:style-name="First_20_paragraph">Let's break this down:</text:p>
      <text:list xml:id="list1416425756" text:style-name="L29">
        <text:list-item>
          <text:p text:style-name="P35"><text:span text:style-name="Source_5f_Text">podman run</text:span>: Standard command to run a container.</text:p>
        </text:list-item>
        <text:list-item>
          <text:p text:style-name="P35"><text:span text:style-name="Source_5f_Text">-d</text:span>: Runs the container in detached mode (background).</text:p>
        </text:list-item>
        <text:list-item>
          <text:p text:style-name="P35"><text:span text:style-name="Source_5f_Text">--pod my-web-app-pod</text:span>: This is the key! It tells Podman to attach this new container to the <text:span text:style-name="Source_5f_Text">my-web-app-pod</text:span> pod.</text:p>
        </text:list-item>
        <text:list-item>
          <text:p text:style-name="P35"><text:span text:style-name="Source_5f_Text">--name nginx-in-pod</text:span>: A specific name for this Nginx container instance.</text:p>
        </text:list-item>
        <text:list-item>
          <text:p text:style-name="P35"><text:span text:style-name="Source_5f_Text">nginx:latest</text:span>: The image for the Nginx web server.</text:p>
        </text:list-item>
      </text:list>
      <text:p text:style-name="First_20_paragraph">Now, let's add a Redis database container to the same pod:</text:p>
      <text:p text:style-name="Preformatted_20_Text"><text:soft-page-break/><text:span text:style-name="ExtensionTok">podman</text:span><text:span text:style-name="NormalTok"> run </text:span><text:span text:style-name="AttributeTok">-d</text:span><text:span text:style-name="NormalTok"> </text:span><text:span text:style-name="AttributeTok">--pod</text:span><text:span text:style-name="NormalTok"> my-web-app-pod </text:span><text:span text:style-name="AttributeTok">--name</text:span><text:span text:style-name="NormalTok"> redis-in-pod redis:latest</text:span> </text:p>
      <text:p text:style-name="First_20_paragraph">Notice the <text:span text:style-name="Source_5f_Text">--pod my-web-app-pod</text:span> option is identical. This ensures both <text:span text:style-name="Source_5f_Text">nginx-in-pod</text:span> and <text:span text:style-name="Source_5f_Text">redis-in-pod</text:span> are part of the same pod.</text:p>
      <text:p text:style-name="Text_20_body"><text:span text:style-name="T1">Key advantage</text:span>: Since both containers are in the same pod, <text:span text:style-name="Source_5f_Text">nginx-in-pod</text:span> can access <text:span text:style-name="Source_5f_Text">redis-in-pod</text:span> simply by connecting to <text:span text:style-name="Source_5f_Text">localhost:&lt;redis_port&gt;</text:span> (default Redis port is 6379) because they share the same network namespace. You don't need to map complex networks or link them explicitly.</text:p>
      <text:h text:style-name="Heading_20_3" text:outline-level="3"><text:bookmark-start text:name="listing-pods-and-their-associated-containers"/>Listing Pods and Their Associated Containers<text:bookmark-end text:name="listing-pods-and-their-associated-containers"/></text:h>
      <text:p text:style-name="First_20_paragraph">Podman provides specific commands to help you inspect your pods and the containers running within them.</text:p>
      <text:list xml:id="list975614170" text:style-name="L30">
        <text:list-item>
          <text:p text:style-name="P36"><text:span text:style-name="T1">Listing all Pods (</text:span><text:span text:style-name="Source_5f_Text">podman pod ps</text:span><text:span text:style-name="T1">)</text:span></text:p>
          <text:p text:style-name="P36">To get an overview of all the pods on your system, whether they are running or not, use:</text:p>
          <text:p text:style-name="P7"><text:span text:style-name="ExtensionTok">podman</text:span><text:span text:style-name="NormalTok"> pod ps</text:span> </text:p>
          <text:p text:style-name="P36">This command will show you basic information about each pod, including its ID, Name, Status, and the number of containers associated with it.</text:p>
        </text:list-item>
        <text:list-item>
          <text:p text:style-name="P36"><text:span text:style-name="T1">Inspecting a Specific Pod (</text:span><text:span text:style-name="Source_5f_Text">podman pod inspect</text:span><text:span text:style-name="T1">)</text:span></text:p>
          <text:p text:style-name="P36">For a more detailed view of a particular pod, including its full configuration and a list of all containers inside it, use <text:span text:style-name="Source_5f_Text">podman pod inspect</text:span> followed by the pod's name or ID. This command provides a JSON output with extensive information.</text:p>
          <text:p text:style-name="P7"><text:span text:style-name="ExtensionTok">podman</text:span><text:span text:style-name="NormalTok"> pod inspect my-web-app-pod</text:span> </text:p>
          <text:p text:style-name="P36">You would look for the <text:span text:style-name="Source_5f_Text">"Containers"</text:span> section within the JSON output to see details about each container within that pod.</text:p>
        </text:list-item>
        <text:list-item>
          <text:p text:style-name="P36"><text:span text:style-name="T1">Listing Containers and Their Pods (</text:span><text:span text:style-name="Source_5f_Text">podman ps --pod</text:span><text:span text:style-name="T1">)</text:span></text:p>
          <text:p text:style-name="P36">The podman ps command (which we used earlier for individual containers) also has an excellent option to show container-to-pod relationships. By adding the --pod flag, you can see which pod each container belongs to:</text:p>
          <text:p text:style-name="P7"><text:span text:style-name="ExtensionTok">podman</text:span><text:span text:style-name="NormalTok"> ps </text:span><text:span text:style-name="AttributeTok">-a</text:span><text:span text:style-name="NormalTok"> </text:span><text:span text:style-name="AttributeTok">--pod</text:span> </text:p>
          <text:p text:style-name="P36">This output will add a <text:span text:style-name="Source_5f_Text">POD</text:span> column, clearly indicating the name of the pod each container is associated with. This is incredibly helpful for visualizing your multi-container deployments.</text:p>
        </text:list-item>
      </text:list>
      <text:p text:style-name="First_20_paragraph">Using these commands, you can effectively monitor the health and structure of your pod-based applications.</text:p>
      <text:h text:style-name="Heading_20_3" text:outline-level="3"><text:bookmark-start text:name="stopping-and-removing-pods"/><text:soft-page-break/>Stopping and Removing Pods<text:bookmark-end text:name="stopping-and-removing-pods"/></text:h>
      <text:p text:style-name="First_20_paragraph">Managing pods as a single unit is one of their core benefits. Podman provides commands to stop and remove entire pods, which in turn affects all containers running within them.</text:p>
      <text:list xml:id="list3655726937" text:style-name="L31">
        <text:list-item>
          <text:p text:style-name="P37"><text:span text:style-name="T1">Stopping a Pod (</text:span><text:span text:style-name="Source_5f_Text">podman pod stop</text:span><text:span text:style-name="T1">)</text:span></text:p>
          <text:p text:style-name="P37">To gracefully shut down all running containers within a specific pod, you use the podman pod stop command.</text:p>
          <text:p text:style-name="P8"><text:span text:style-name="ExtensionTok">podman</text:span><text:span text:style-name="NormalTok"> pod stop </text:span><text:span text:style-name="OperatorTok">&lt;</text:span><text:span text:style-name="NormalTok">pod_name_or_id</text:span><text:span text:style-name="OperatorTok">&gt;</text:span> </text:p>
          <text:p text:style-name="P37"><text:span text:style-name="T1">Example</text:span>: To stop our my-web-app-pod:</text:p>
          <text:p text:style-name="P8"><text:span text:style-name="ExtensionTok">podman</text:span><text:span text:style-name="NormalTok"> pod stop my-web-app-pod</text:span> </text:p>
          <text:p text:style-name="P37">When this command is executed, Podman will send termination signals to all containers inside <text:span text:style-name="Source_5f_Text">my-web-app-pod</text:span>, allowing them to shut down cleanly. After the command completes, <text:span text:style-name="Source_5f_Text">podman pod ps</text:span> will show the pod as <text:span text:style-name="Source_5f_Text">Exited</text:span>, and <text:span text:style-name="Source_5f_Text">p</text:span>odman ps -a --pod<text:span text:style-name="Source_5f_Text">will show the individual containers as</text:span>Exited`.</text:p>
        </text:list-item>
        <text:list-item>
          <text:p text:style-name="P37"><text:span text:style-name="T1">Removing a Pod (</text:span><text:span text:style-name="Source_5f_Text">podman pod rm</text:span><text:span text:style-name="T1">)</text:span></text:p>
          <text:p text:style-name="P37">To permanently delete a pod and all its associated containers (even if they are stopped), you use the <text:span text:style-name="Source_5f_Text">podman pod rm</text:span> command. Be cautious with this command, as it is destructive.</text:p>
          <text:p text:style-name="P8"><text:span text:style-name="ExtensionTok">podman</text:span><text:span text:style-name="NormalTok"> pod rm </text:span><text:span text:style-name="OperatorTok">&lt;</text:span><text:span text:style-name="NormalTok">pod_name_or_id</text:span><text:span text:style-name="OperatorTok">&gt;</text:span> </text:p>
          <text:p text:style-name="P37"><text:span text:style-name="T1">Example</text:span>: To remove <text:span text:style-name="Source_5f_Text">my-web-app-pod</text:span> and all its containers:</text:p>
          <text:p text:style-name="P8"><text:span text:style-name="ExtensionTok">podman</text:span><text:span text:style-name="NormalTok"> pod rm my-web-app-pod</text:span> </text:p>
          <text:p text:style-name="P37">Podman will first attempt to stop any running containers within the pod before removing them and the pod infrastructure itself. If you want to force the removal of a running pod without first stopping it, you can use the <text:span text:style-name="Source_5f_Text">-f</text:span> or <text:span text:style-name="Source_5f_Text">--force</text:span> flag, but this is generally not recommended as it bypasses graceful shutdowns.</text:p>
          <text:p text:style-name="P8"><text:span text:style-name="ExtensionTok">podman</text:span><text:span text:style-name="NormalTok"> pod rm </text:span><text:span text:style-name="AttributeTok">-f</text:span><text:span text:style-name="NormalTok"> my-running-pod</text:span> </text:p>
        </text:list-item>
        <text:list-item>
          <text:p text:style-name="P37"><text:span text:style-name="T1">Removing All Stopped Pods (</text:span><text:span text:style-name="Source_5f_Text">podman pod prune</text:span><text:span text:style-name="T1">)</text:span></text:p>
          <text:p text:style-name="P37">Similar to <text:span text:style-name="Source_5f_Text">podman container prune</text:span>, there's a convenient command to clean up all exited (stopped) pods:</text:p>
          <text:p text:style-name="P8"><text:span text:style-name="ExtensionTok">podman</text:span><text:span text:style-name="NormalTok"> pod prune</text:span> </text:p>
          <text:p text:style-name="P37">This command will prompt you for confirmation before proceeding, which is useful for cleaning up your environment.</text:p>
        </text:list-item>
      </text:list>
      <text:p text:style-name="First_20_paragraph">These commands enable you to manage multi-container applications as cohesive units, simplifying deployment and teardown processes.</text:p>
      <text:h text:style-name="Heading_20_2" text:outline-level="2"><text:bookmark-start text:name="practical-use-cases"/><text:soft-page-break/>Practical Use Cases<text:bookmark-end text:name="practical-use-cases"/></text:h>
      <text:h text:style-name="Heading_20_3" text:outline-level="3"><text:bookmark-start text:name="common-scenarios-for-podman"/>Common Scenarios for Podman<text:bookmark-end text:name="common-scenarios-for-podman"/></text:h>
      <text:p text:style-name="First_20_paragraph">Podman offers several compelling advantages and practical use cases, especially given its daemonless nature and strong integration with Linux systems:</text:p>
      <text:list xml:id="list3181558692" text:style-name="L32">
        <text:list-item>
          <text:p text:style-name="P38"><text:span text:style-name="T1">Running Services Securely and Efficiently</text:span>:</text:p>
          <text:list text:style-name="L33">
            <text:list-item>
              <text:p text:style-name="P39">You can containerize various services (e.g., web servers like Nginx or Apache, databases like PostgreSQL or MySQL, caching layers like Redis) and run them on your Ubuntu server using Podman. This provides isolation, ensures consistent environments, and simplifies dependency management.</text:p>
            </text:list-item>
            <text:list-item>
              <text:p text:style-name="P39">Since Podman allows running containers as unprivileged users (without root), it significantly enhances the security posture of your deployed services compared to traditional daemon-based solutions.</text:p>
            </text:list-item>
          </text:list>
        </text:list-item>
        <text:list-item>
          <text:p text:style-name="P38"><text:span text:style-name="T1">Isolated Development and Testing Environments</text:span>:</text:p>
          <text:list text:style-name="L34">
            <text:list-item>
              <text:p text:style-name="P40">Need to test a new version of an application or a specific software configuration without impacting your host system? Podman lets you quickly spin up isolated environments. You can run different versions of Python, Node.js, or specific library versions without worrying about conflicts with your host's packages.</text:p>
            </text:list-item>
            <text:list-item>
              <text:p text:style-name="P40">This is invaluable for testing patches, new software, or reproducing issues reported by developers in a clean, disposable environment.</text:p>
            </text:list-item>
          </text:list>
        </text:list-item>
        <text:list-item>
          <text:p text:style-name="P38"><text:span text:style-name="T1">Building and Distributing Custom Applications</text:span>:</text:p>
          <text:list text:style-name="L35">
            <text:list-item>
              <text:p text:style-name="P41">Podman can be used to build your own custom container images (<text:span text:style-name="Source_5f_Text">podman build</text:span>) for applications developed in-house. These images can then be easily deployed across multiple servers, ensuring that every deployment is identical.</text:p>
            </text:list-item>
            <text:list-item>
              <text:p text:style-name="P41">This streamlines the deployment pipeline and reduces configuration drift between environments.</text:p>
            </text:list-item>
          </text:list>
        </text:list-item>
        <text:list-item>
          <text:p text:style-name="P38"><text:span text:style-name="T1">Managing System Services with Systemd</text:span>:</text:p>
          <text:list text:style-name="L36">
            <text:list-item>
              <text:p text:style-name="P42">A significant advantage of Podman for server administrators is its seamless integration with <text:span text:style-name="Source_5f_Text">systemd</text:span>. You can generate <text:span text:style-name="Source_5f_Text">systemd</text:span> unit files directly from running Podman containers or pods (<text:span text:style-name="Source_5f_Text">podman generate systemd</text:span>).</text:p>
            </text:list-item>
            <text:list-item>
              <text:p text:style-name="P42">This allows you to manage your containerized applications just like any other system service, enabling automatic startup on boot, dependency management, logging, and other standard <text:span text:style-name="Source_5f_Text">systemd</text:span> features. This is a very powerful capability for production environments.</text:p>
            </text:list-item>
          </text:list>
        </text:list-item>
        <text:list-item>
          <text:p text:style-name="P38"><text:span text:style-name="T1">Offline or Air-Gapped Environments</text:span>:</text:p>
          <text:list text:style-name="L37">
            <text:list-item>
              <text:p text:style-name="P43">Because Podman doesn't require a persistent daemon, it can be particularly useful in environments with strict security policies or limited network connectivity (e.g., air-gapped networks). Once images are pulled, containers can be run without an active internet connection or a running daemon.</text:p>
            </text:list-item>
          </text:list>
        </text:list-item>
      </text:list>
      <text:p text:style-name="First_20_paragraph"><text:soft-page-break/>In essence, Podman empowers you to manage applications and services on your servers with greater agility, security, and integration with native Linux too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6:27Z</meta:creation-date>
    <dc:date>2025-06-10T12:15:30.647170405</dc:date>
    <meta:editing-duration>PT23S</meta:editing-duration>
    <meta:editing-cycles>1</meta:editing-cycles>
    <meta:document-statistic meta:table-count="0" meta:image-count="0" meta:object-count="0" meta:page-count="15" meta:paragraph-count="263" meta:word-count="5022" meta:character-count="31348" meta:non-whitespace-character-count="26710"/>
  </office:meta>
</office:document-meta>
</file>